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F0000005990AA7D3B146AB1D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3" style:family="paragraph" style:parent-style-name="Text_20_body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P5" style:family="paragraph" style:parent-style-name="Text_20_body">
      <style:text-properties fo:font-size="10pt" officeooo:paragraph-rsid="00464b91" style:font-size-asian="10pt" style:font-size-complex="10pt"/>
    </style:style>
    <style:style style:name="P6" style:family="paragraph" style:parent-style-name="Text_20_body">
      <style:paragraph-properties fo:text-align="start" style:justify-single-word="false"/>
      <style:text-properties fo:font-size="10pt" style:font-size-asian="10pt" style:font-size-complex="10pt"/>
    </style:style>
    <style:style style:name="P7" style:family="paragraph" style:parent-style-name="Text_20_body">
      <style:text-properties fo:font-size="10pt" officeooo:paragraph-rsid="004a182e" style:font-size-asian="10pt" style:font-size-complex="10pt"/>
    </style:style>
    <style:style style:name="P8" style:family="paragraph" style:parent-style-name="Text_20_body">
      <style:text-properties fo:font-size="9pt" style:font-size-asian="9pt" style:font-size-complex="9pt"/>
    </style:style>
    <style:style style:name="P9" style:family="paragraph" style:parent-style-name="Text_20_body" style:master-page-name="Spectrum_20_Letterhead">
      <style:paragraph-properties fo:text-align="end" style:justify-single-word="false" style:page-number="auto"/>
      <style:text-properties style:font-name="Calibri1" fo:font-size="10pt" style:font-size-asian="10pt" style:font-size-complex="10pt"/>
    </style:style>
    <style:style style:name="P10" style:family="paragraph" style:parent-style-name="Text_20_body">
      <style:paragraph-properties fo:text-align="end" style:justify-single-word="false"/>
      <style:text-properties style:font-name="Calibri1" fo:font-size="10pt" officeooo:paragraph-rsid="004d9393" style:font-size-asian="10pt" style:font-size-complex="10pt"/>
    </style:style>
    <style:style style:name="P11" style:family="paragraph" style:parent-style-name="Text_20_body">
      <style:text-properties fo:font-size="10pt" officeooo:paragraph-rsid="004d9393" style:font-size-asian="10pt" style:font-size-complex="10pt"/>
    </style:style>
    <style:style style:name="T1" style:family="text">
      <style:text-properties officeooo:rsid="0032c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464b91"/>
    </style:style>
    <style:style style:name="T4" style:family="text">
      <style:text-properties style:font-name="Calibri1"/>
    </style:style>
    <style:style style:name="T5" style:family="text">
      <style:text-properties style:font-name="Calibri1" fo:font-weight="normal" style:font-weight-asian="normal" style:font-weight-complex="normal"/>
    </style:style>
    <style:style style:name="T6" style:family="text">
      <style:text-properties style:font-name="Calibri1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464b91" style:font-style-asian="italic" style:font-style-complex="italic"/>
    </style:style>
    <style:style style:name="T9" style:family="text">
      <style:text-properties officeooo:rsid="00480c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string" text:name="name"/>
        <text:variable-decl office:value-type="string" text:name="salutation"/>
        <text:variable-decl office:value-type="string" text:name="letterdate"/>
        <text:variable-decl office:value-type="string" text:name="designation"/>
        <text:variable-decl office:value-type="string" text:name="unit"/>
        <text:variable-decl office:value-type="string" text:name="seq"/>
        <text:variable-decl office:value-type="string" text:name="employmenttype"/>
        <text:variable-decl office:value-type="string" text:name="joiningdate"/>
        <text:variable-decl office:value-type="string" text:name="separationdate"/>
        <text:variable-decl office:value-type="string" text:name="hisher"/>
        <text:variable-decl office:value-type="string" text:name="signatory"/>
        <text:variable-decl office:value-type="string" text:name="himh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docs-internal-guid-199e2b3a-7fff-1399-28f1-465b70f8d33a"/><text:span text:style-name="T2">Date</text:span>: <text:variable-set text:name="letterdate" office:value-type="string">letterdate</text:variable-set></text:p>
      <text:p text:style-name="P10"><text:span text:style-name="T2">Reference</text:span>: S<text:span text:style-name="T9">S</text:span>CL/OP/HR/<text:span text:style-name="T3">EC</text:span>/<text:variable-set text:name="seq" office:value-type="string">seq</text:variable-set></text:p>
      <text:p text:style-name="P3"/>
      <text:p text:style-name="Appendix">TO WHOMSOEVER IT MAY CONCERN</text:p>
      <text:p text:style-name="P4"/>
      <text:p text:style-name="P11">This is to certify that <text:span text:style-name="T6"><text:variable-set text:name="salutation" office:value-type="string">salutation</text:variable-set></text:span><text:s/><text:span text:style-name="T6"><text:variable-set text:name="name" office:value-type="string">name</text:variable-set></text:span>, <text:span text:style-name="T6"><text:variable-set text:name="designation" office:value-type="string">designation</text:variable-set></text:span>, <text:variable-set text:name="unit" office:value-type="string">unit</text:variable-set><text:s/>had been serving in <text:span text:style-name="T4">Spectrum Software &amp; Consulting (Pvt.) Ltd.</text:span> <text:s/>as a <text:variable-set text:name="employmenttype" office:value-type="string">employmenttype</text:variable-set><text:s/>employee from <text:variable-set text:name="joiningdate" office:value-type="string">joiningdate</text:variable-set><text:s/>to <text:variable-set text:name="separationdate" office:value-type="string">separationdate</text:variable-set>.</text:p>
      <text:p text:style-name="P4"/>
      <text:p text:style-name="P7">During the service period, we found <text:span text:style-name="T5"><text:variable-set text:name="salutation" office:value-type="string">salutation</text:variable-set></text:span><text:s/><text:span text:style-name="T5"><text:variable-set text:name="name" office:value-type="string">name</text:variable-set></text:span><text:s/>amiable, smart and confident toward work and responsibilities assigned to <text:variable-set text:name="himher" office:value-type="string">himher</text:variable-set>.</text:p>
      <text:p text:style-name="P4"/>
      <text:p text:style-name="P5"><text:span text:style-name="T5"><text:variable-set text:name="salutation" office:value-type="string">salutation</text:variable-set></text:span><text:s/><text:span text:style-name="T5"><text:variable-set text:name="name" office:value-type="string">name</text:variable-set></text:span><text:s/>has been an essential, competent and promising staff. <text:span text:style-name="T5"><text:variable-set text:name="salutation" office:value-type="string">salutation</text:variable-set></text:span><text:s/><text:span text:style-name="T5"><text:variable-set text:name="name" office:value-type="string">name</text:variable-set></text:span><text:s/>made a significant contribution to the development of the organization.</text:p>
      <text:p text:style-name="P4"/>
      <text:p text:style-name="P11">We at <text:span text:style-name="T4">Spectrum Software &amp; Consulting (Pvt.) Ltd.</text:span> wish <text:span text:style-name="T5"><text:variable-set text:name="salutation" office:value-type="string">salutation</text:variable-set></text:span><text:s/><text:span text:style-name="T5"><text:variable-set text:name="name" office:value-type="string">name</text:variable-set></text:span><text:s/>all professional successes in <text:variable-set text:name="hisher" office:value-type="string">hisher</text:variable-set><text:s/>future endeavors.</text:p>
      <text:p text:style-name="P4"/>
      <text:p text:style-name="P4"/>
      <text:p text:style-name="P4"/>
      <text:p text:style-name="P4"/>
      <text:p text:style-name="P4">-----------------------------------------------------</text:p>
      <text:p text:style-name="P6"><text:variable-set text:name="signatory" office:value-type="string">signatory</text:variable-set></text:p>
      <text:p text:style-name="P4"/>
      <text:p text:style-name="P4"/>
      <text:p text:style-name="P4"/>
      <text:p text:style-name="P4"/>
      <text:p text:style-name="P8"><text:span text:style-name="T7">(Any loss and liability </text:span><text:span text:style-name="T8">arising</text:span><text:span text:style-name="T7"> from the issuance of this letter will not bind Spectrum Software &amp; Consulting (Pvt.) Ltd. or any of its employees in any means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3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Tabl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MT1" style:family="text">
      <style:text-properties officeooo:rsid="0032cb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pectrum Engineering Consortium Ltd.<text:tab/><text:tab/><draw:frame draw:style-name="Mfr1" draw:name="Image1" text:anchor-type="char" svg:x="7.0083in" svg:y="-0.0209in" svg:width="0.2437in" svg:height="0.1953in" draw:z-index="0"><draw:image xlink:href="Pictures/100000010000006F0000005990AA7D3B146AB1DD.png" xlink:type="simple" xlink:show="embed" xlink:actuate="onLoad" draw:mime-type="image/png"/></draw:frame></text:p>
      </style:header>
      <style:footer>
        <text:p text:style-name="MP2"><text:span text:style-name="MT1">Page </text:span><text:page-number text:select-page="current">0</text:page-number></text:p>
      </style:footer>
    </style:master-page>
    <style:master-page style:name="Spectrum_20_Letterhead" style:display-name="Spectrum Letterhead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3-02-28T00:38:39.733000000</dc:date>
    <meta:editing-duration>PT5H21M37S</meta:editing-duration>
    <meta:editing-cycles>39</meta:editing-cycles>
    <meta:generator>LibreOffice/7.3.2.2$Windows_X86_64 LibreOffice_project/49f2b1bff42cfccbd8f788c8dc32c1c309559be0</meta:generator>
    <meta:document-statistic meta:table-count="0" meta:image-count="1" meta:object-count="0" meta:page-count="1" meta:paragraph-count="12" meta:word-count="131" meta:character-count="938" meta:non-whitespace-character-count="816"/>
  </office:meta>
</office:document-meta>
</file>